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469cm" fo:min-width="3.441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435cm" fo:min-width="3.407cm" fo:padding-top="0.142cm" fo:padding-bottom="0.142cm" fo:padding-left="0.267cm" fo:padding-right="0.267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2.546cm" fo:min-width="0.073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2.228cm" fo:min-width="0.07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27cm" svg:height="1.905cm" svg:x="3.7cm" svg:y="3.857cm">
          <text:p text:style-name="P1">Extra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127cm" svg:height="1.905cm" svg:x="11.93cm" svg:y="3.857cm">
          <text:p text:style-name="P1">Model-</text:p>
          <text:p text:style-name="P1">Gener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127cm" svg:height="1.905cm" svg:x="20.159cm" svg:y="3.857cm">
          <text:p text:style-name="P1">GC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127cm" svg:height="1.905cm" svg:x="28.365cm" svg:y="3.857cm">
          <text:p text:style-name="P1">Simul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7.827cm" svg:y1="4.81cm" svg:x2="11.955cm" svg:y2="4.81cm">
          <text:p text:style-name="P1">Trainings-</text:p>
          <text:p text:style-name="P1">daten</text:p>
        </draw:line>
        <draw:line draw:style-name="gr3" draw:text-style-name="P3" draw:layer="layout" svg:x1="16.082cm" svg:y1="4.81cm" svg:x2="20.21cm" svg:y2="4.81cm">
          <text:p text:style-name="P1">Model </text:p>
          <text:p text:style-name="P1">C-Code</text:p>
        </draw:line>
        <draw:line draw:style-name="gr3" draw:text-style-name="P3" draw:layer="layout" svg:x1="24.27cm" svg:y1="4.81cm" svg:x2="28.398cm" svg:y2="4.81cm">
          <text:p text:style-name="P1">Ausführbares</text:p>
          <text:p text:style-name="P1">Model</text:p>
        </draw:line>
        <draw:custom-shape draw:style-name="gr4" draw:text-style-name="P2" draw:layer="layout" svg:width="0.635cm" svg:height="2.858cm" svg:x="2.905cm" svg:y="3.2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0.635cm" svg:height="2.54cm" svg:x="32.75cm" svg:y="3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12T11:22:21.414004907</meta:creation-date>
    <dc:date>2020-12-12T11:32:11.064611475</dc:date>
    <meta:editing-duration>PT9M49S</meta:editing-duration>
    <meta:editing-cycles>2</meta:editing-cycles>
    <meta:generator>LibreOffice/7.0.3.1$Linux_X86_64 LibreOffice_project/00$Build-1</meta:generator>
    <meta:document-statistic meta:object-count="9"/>
  </office:meta>
</office:document-meta>
</file>